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super 58%"/>
    </style:style>
    <style:style style:name="P2" style:family="paragraph" style:parent-style-name="Standard">
      <style:text-properties style:text-position="super 58%" fo:font-size="16pt" style:font-size-asian="16pt" style:font-size-complex="16pt"/>
    </style:style>
    <style:style style:name="P3" style:family="paragraph" style:parent-style-name="Standard">
      <style:text-properties style:text-position="super 58%" fo:font-size="26pt" style:font-size-asian="26pt" style:font-size-complex="26pt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hp_Nm3gtqadhnwjJjDmgzNnNm2dh8eqXP45bC3B</text:p>
      <text:p text:style-name="P2"/>
      <text:p text:style-name="P1">https://github.com/bakhitaismail/Dev1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6:15:21.215450730</meta:creation-date>
    <dc:date>2022-02-11T19:23:48.014402856</dc:date>
    <meta:editing-duration>PT1H34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79" meta:non-whitespace-character-count="79"/>
  </office:meta>
</office:document-meta>
</file>